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b76a8" officeooo:paragraph-rsid="000b76a8" style:font-size-asian="20pt" style:font-size-complex="20pt"/>
    </style:style>
    <style:style style:name="P2" style:family="paragraph" style:parent-style-name="Standard">
      <style:text-properties fo:font-size="22pt" fo:font-weight="bold" officeooo:rsid="000b76a8" officeooo:paragraph-rsid="000b76a8" style:font-size-asian="22pt" style:font-weight-asian="bold" style:font-size-complex="22pt" style:font-weight-complex="bold"/>
    </style:style>
    <style:style style:name="P3" style:family="paragraph" style:parent-style-name="Standard">
      <style:text-properties fo:font-weight="bold" officeooo:rsid="002643ca" officeooo:paragraph-rsid="002643ca" style:font-weight-asian="bold" style:font-weight-complex="bold"/>
    </style:style>
    <style:style style:name="P4" style:family="paragraph" style:parent-style-name="Standard">
      <style:text-properties fo:font-weight="bold" officeooo:rsid="00244fa3" officeooo:paragraph-rsid="00244fa3" style:font-weight-asian="bold" style:font-weight-complex="bold"/>
    </style:style>
    <style:style style:name="P5" style:family="paragraph" style:parent-style-name="Standard">
      <style:text-properties fo:font-weight="normal" officeooo:rsid="000b76a8" officeooo:paragraph-rsid="000b76a8" style:font-weight-asian="normal" style:font-weight-complex="normal"/>
    </style:style>
    <style:style style:name="P6" style:family="paragraph" style:parent-style-name="Standard">
      <style:text-properties fo:font-weight="normal" officeooo:rsid="001f3a42" officeooo:paragraph-rsid="002076e9" style:font-weight-asian="normal" style:font-weight-complex="normal"/>
    </style:style>
    <style:style style:name="P7" style:family="paragraph" style:parent-style-name="Standard">
      <style:text-properties fo:font-weight="normal" officeooo:rsid="002076e9" officeooo:paragraph-rsid="002076e9" style:font-weight-asian="normal" style:font-weight-complex="normal"/>
    </style:style>
    <style:style style:name="P8" style:family="paragraph" style:parent-style-name="Standard">
      <style:text-properties fo:font-weight="normal" officeooo:rsid="0023a61a" officeooo:paragraph-rsid="0023a61a" style:font-weight-asian="normal" style:font-weight-complex="normal"/>
    </style:style>
    <style:style style:name="P9" style:family="paragraph" style:parent-style-name="Standard">
      <style:text-properties fo:font-weight="normal" officeooo:rsid="00244fa3" officeooo:paragraph-rsid="00244fa3" style:font-weight-asian="normal" style:font-weight-complex="normal"/>
    </style:style>
    <style:style style:name="P10" style:family="paragraph" style:parent-style-name="Standard">
      <style:text-properties fo:font-weight="normal" officeooo:rsid="00258ef1" officeooo:paragraph-rsid="00258ef1" style:font-weight-asian="normal" style:font-weight-complex="normal"/>
    </style:style>
    <style:style style:name="P11" style:family="paragraph" style:parent-style-name="Standard">
      <style:text-properties fo:font-weight="normal" officeooo:rsid="002643ca" officeooo:paragraph-rsid="00258ef1" style:font-weight-asian="normal" style:font-weight-complex="normal"/>
    </style:style>
    <style:style style:name="P12" style:family="paragraph" style:parent-style-name="Standard">
      <style:text-properties fo:font-weight="normal" officeooo:rsid="002643ca" officeooo:paragraph-rsid="002643ca" style:font-weight-asian="normal" style:font-weight-complex="normal"/>
    </style:style>
    <style:style style:name="P13" style:family="paragraph" style:parent-style-name="Standard">
      <style:text-properties fo:font-weight="normal" officeooo:rsid="002843aa" officeooo:paragraph-rsid="002843aa" style:font-weight-asian="normal" style:font-weight-complex="normal"/>
    </style:style>
    <style:style style:name="P14" style:family="paragraph" style:parent-style-name="Standard">
      <style:text-properties fo:font-weight="normal" officeooo:rsid="002951fc" officeooo:paragraph-rsid="002951fc" style:font-weight-asian="normal" style:font-weight-complex="normal"/>
    </style:style>
    <style:style style:name="P15" style:family="paragraph" style:parent-style-name="Standard">
      <style:text-properties fo:font-weight="normal" officeooo:rsid="0029ecbb" officeooo:paragraph-rsid="0029ecbb" style:font-weight-asian="normal" style:font-weight-complex="normal"/>
    </style:style>
    <style:style style:name="P16" style:family="paragraph" style:parent-style-name="Standard">
      <style:text-properties fo:font-size="12pt" fo:font-weight="normal" officeooo:rsid="00110449" officeooo:paragraph-rsid="00110449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12b393" officeooo:paragraph-rsid="0012b393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13e3be" officeooo:paragraph-rsid="0013e3be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1527cb" officeooo:paragraph-rsid="001527cb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19cd3b" officeooo:paragraph-rsid="0019cd3b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1b8531" officeooo:paragraph-rsid="001b8531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1c700c" officeooo:paragraph-rsid="001c700c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1e2f43" officeooo:paragraph-rsid="001e2f43" style:font-size-asian="10.5pt" style:font-weight-asian="normal" style:font-size-complex="12pt" style:font-weight-complex="normal"/>
    </style:style>
    <style:style style:name="P24" style:family="paragraph" style:parent-style-name="Standard">
      <style:text-properties officeooo:rsid="001e2f43" officeooo:paragraph-rsid="001e2f43"/>
    </style:style>
    <style:style style:name="T1" style:family="text">
      <style:text-properties officeooo:rsid="001527cb"/>
    </style:style>
    <style:style style:name="T2" style:family="text">
      <style:text-properties officeooo:rsid="0016fb3d"/>
    </style:style>
    <style:style style:name="T3" style:family="text">
      <style:text-properties officeooo:rsid="00220d3b"/>
    </style:style>
    <style:style style:name="T4" style:family="text">
      <style:text-properties officeooo:rsid="0025f5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zione sul Deep Learning – professor Apicella</text:p>
      <text:p text:style-name="P2"/>
      <text:p text:style-name="P16">Using deep learning in </text:p>
      <text:p text:style-name="P16"/>
      <text:p text:style-name="P17">Incremento nel 2016, usato particolarmente nell’ingegneria e nella computer scince.</text:p>
      <text:p text:style-name="P17"/>
      <text:p text:style-name="P18">Ora grazie alla potenza di calcolo cpu come AMD ryzen 7 5800H <text:s/>e <text:span text:style-name="T1">gpu</text:span> come NVIDIA GeForce RTX 3080 abbiamo avuto un incremento dell’utilizzo di questa branca.</text:p>
      <text:p text:style-name="P18"/>
      <text:p text:style-name="P19">I dati vengono processati, passati per il “feature xtraction/selector”, nei feature vectors, e con il tranied model si va nel predicated label; qui ci troviamo nel post-traning <text:span text:style-name="T2">e a meno del processing questo viene chiamato DNN-deep Neural Network.</text:span></text:p>
      <text:p text:style-name="P19"/>
      <text:p text:style-name="P20">Nel training stage, si hanno diverse parti, i training data, processing, freatur extraction/selector che creano dei vettori chiamati feature vectors e qui si va nel training, creando delle training label che vengono ripassate per il training.</text:p>
      <text:p text:style-name="P20"/>
      <text:p text:style-name="P21">Software per ML </text:p>
      <text:p text:style-name="P21"/>
      <text:p text:style-name="P21">Ne abbiamo diversi che sono moderni, implementati su Python.</text:p>
      <text:p text:style-name="P21"/>
      <text:p text:style-name="P22">Non esplicitare errori non implica la mancanza di errori.</text:p>
      <text:p text:style-name="P22"/>
      <text:p text:style-name="P23">I pros di python</text:p>
      <text:p text:style-name="P1"><text:s/></text:p>
      <text:p text:style-name="P24">-vaste collezioni di librerie</text:p>
      <text:p text:style-name="P24">-free, open-source </text:p>
      <text:p text:style-name="P24"/>
      <text:p text:style-name="P24">contro :</text:p>
      <text:p text:style-name="P24"/>
      <text:p text:style-name="P24">è molto friendly.</text:p>
      <text:p text:style-name="P5"/>
      <text:p text:style-name="P5"/>
      <text:p text:style-name="P6">Il codice sa cosa gli dici ma non cosa cerchi di fare. </text:p>
      <text:p text:style-name="P6">And often you may not notifice it.</text:p>
      <text:p text:style-name="P6"/>
      <text:p text:style-name="P9">Importanti concetti basilari:</text:p>
      <text:p text:style-name="P6"/>
      <text:p text:style-name="P7">In Python ogni assegnazione viene vista come come un assegniazione per riferimanto/puntatore e <text:span text:style-name="T3">n</text:span>on come una varabile.</text:p>
      <text:p text:style-name="P7"/>
      <text:p text:style-name="P8">Concettto base e importante, (therefore) un operatore cambia rifermento e non valore.</text:p>
      <text:p text:style-name="P8"/>
      <text:p text:style-name="P4">Mutable vs immutable </text:p>
      <text:p text:style-name="P9"/>
      <text:p text:style-name="P9">mutable objects is :</text:p>
      <text:p text:style-name="P9"/>
      <text:p text:style-name="P9">-list</text:p>
      <text:p text:style-name="P9">-dict<text:span text:style-name="T4">ionay (vedi bene, caso particolare)</text:span></text:p>
      <text:p text:style-name="P9">-<text:span text:style-name="T4">Sets</text:span></text:p>
      <text:p text:style-name="P9"><text:soft-page-break/>-<text:span text:style-name="T4">Tuples</text:span></text:p>
      <text:p text:style-name="P9"><text:s/>-ecc</text:p>
      <text:p text:style-name="P9"/>
      <text:p text:style-name="P9">Immutable Object is :</text:p>
      <text:p text:style-name="P9">-int </text:p>
      <text:p text:style-name="P9"><text:s text:c="3"/>.</text:p>
      <text:p text:style-name="P9"><text:s text:c="3"/>.</text:p>
      <text:p text:style-name="P9"><text:s text:c="3"/>.</text:p>
      <text:p text:style-name="P9"><text:s text:c="3"/></text:p>
      <text:p text:style-name="P10">posso modificare gli elemnti della lista ma non un oggetto della lista, in quanto la lista è mutabile ma non i suoi oggetti.</text:p>
      <text:p text:style-name="P10"/>
      <text:p text:style-name="P11"/>
      <text:p text:style-name="P3">Python Routine</text:p>
      <text:p text:style-name="P12"/>
      <text:p text:style-name="P12">Una routine è una sequenza di step eseguiti in una singola unità identificata da un nome.</text:p>
      <text:p text:style-name="P12"/>
      <text:p text:style-name="P12">In python ogni operatore può essere visto come una chiamata a un particolare metodo.</text:p>
      <text:p text:style-name="P12"/>
      <text:p text:style-name="P13">ATTENZIONE CON I SEGUENTI OPERATORI</text:p>
      <text:p text:style-name="P13"/>
      <text:p text:style-name="P13">iadd – add (x._add_(y))</text:p>
      <text:p text:style-name="P13"/>
      <text:p text:style-name="P13">Stsso per sottrazione, prodotto, divisione e potenza.</text:p>
      <text:p text:style-name="P13"/>
      <text:p text:style-name="P14">Gestione della memoria :</text:p>
      <text:p text:style-name="P14"/>
      <text:p text:style-name="P14">puoi creare cosa vuoi dovunque vuoi,</text:p>
      <text:p text:style-name="P14">non puoi distruggere qualcosa dove vuoi ovunque vuoi</text:p>
      <text:p text:style-name="P14"/>
      <text:p text:style-name="P14"/>
      <text:p text:style-name="P15">Se elimini una referenza, attenzione! Si elimina la referenza ma non i suoi oggetti in memoria.</text:p>
      <text:p text:style-name="P15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10:33:33.016858279</meta:creation-date>
    <dc:date>2023-01-10T11:34:50.293557062</dc:date>
    <meta:editing-duration>PT1H1M5S</meta:editing-duration>
    <meta:editing-cycles>26</meta:editing-cycles>
    <meta:generator>LibreOffice/7.4.2.3$Linux_X86_64 LibreOffice_project/40$Build-3</meta:generator>
    <meta:document-statistic meta:table-count="0" meta:image-count="0" meta:object-count="0" meta:page-count="2" meta:paragraph-count="44" meta:word-count="336" meta:character-count="2114" meta:non-whitespace-character-count="1797"/>
  </office:meta>
</office:document-meta>
</file>